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bc2d" officeooo:paragraph-rsid="001fbc2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201718" officeooo:paragraph-rsid="0020171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20518c" officeooo:paragraph-rsid="0020518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207591" officeooo:paragraph-rsid="0020759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0adee" officeooo:paragraph-rsid="0020ade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01718" officeooo:paragraph-rsid="00201718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4pt" fo:font-weight="bold" officeooo:rsid="00201718" officeooo:paragraph-rsid="00201718" style:font-size-asian="14pt" style:font-weight-asian="bold" style:font-size-complex="14pt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20171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518c" style:font-weight-asian="normal" style:font-weight-complex="normal"/>
    </style:style>
    <style:style style:name="T4" style:family="text">
      <style:text-properties fo:font-weight="normal" officeooo:rsid="0020adee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textarea-horizontal-align="justify" draw:textarea-vertical-align="middle" draw:auto-grow-height="false" fo:min-height="1.005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25cm" fo:min-width="1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Linienspitzen_20_1" draw:textarea-horizontal-align="justify" draw:textarea-vertical-align="middle" draw:auto-grow-height="false" fo:min-height="1.261cm" fo:min-width="1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Linienspitzen_20_1" draw:textarea-horizontal-align="justify" draw:textarea-vertical-align="middle" draw:auto-grow-height="false" fo:min-height="1.125cm" fo:min-width="2.9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Linienspitzen_20_1" draw:textarea-horizontal-align="justify" draw:textarea-vertical-align="middle" draw:auto-grow-height="false" fo:min-height="0.965cm" fo:min-width="2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Linienspitzen_20_1" draw:textarea-horizontal-align="justify" draw:textarea-vertical-align="middle" draw:auto-grow-height="false" fo:min-height="1.004cm" fo:min-width="3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Linienspitzen_20_1" draw:textarea-horizontal-align="justify" draw:textarea-vertical-align="middle" draw:auto-grow-height="false" fo:min-height="1.125cm" fo:min-width="2.5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Linienspitzen_20_1" draw:textarea-horizontal-align="justify" draw:textarea-vertical-align="middle" draw:auto-grow-height="false" fo:min-height="1.244cm" fo:min-width="2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end="Linienspitzen_20_1" draw:textarea-horizontal-align="justify" draw:textarea-vertical-align="middle" draw:auto-grow-height="false" fo:min-height="1.184cm" fo:min-width="1.9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definition <text:span text:style-name="T1">(Python)</text:span></text:p>
      <text:p text:style-name="P6"><text:span text:style-name="T2">Das Spiel ist hauptsächlich in 2 teile geteilt:</text:span></text:p>
      <text:p text:style-name="P6"><text:span text:style-name="T2">1. die Logik und 2.die Benutzeroberfläche</text:span></text:p>
      <text:p text:style-name="P7"><text:span text:style-name="T2"/></text:p>
      <text:p text:style-name="P7"><text:span text:style-name="T2">1. die Logik:</text:span></text:p>
      <text:p text:style-name="P2"><text:span text:style-name="T2">Die Hauptklasse der Logik ist game (das Spiel an sich), es enthält alles was für eine funktionierendes Spiel notwendig ist. Sie enthält die Karten (Spaceshipmap und Planetmap)</text:span></text:p>
      <text:p text:style-name="P2"><text:span text:style-name="T2">und die Spieler (players).</text:span></text:p>
      <text:p text:style-name="P2"><text:span text:style-name="T2">Die Maps enthalten nur Planet und Spaceship Objekte und haben eine Methode um jeweils </text:span></text:p>
      <text:p text:style-name="P2"><text:span text:style-name="T2">die Objekte hinzuzufügen. <text:s/>Die Runden werden auch von Game aus gesteuert, welches </text:span></text:p>
      <text:p text:style-name="P2"><text:span text:style-name="T2">eine Methode get_current_player() enthält um den Spieler der an der Reihe ist abzufragen.</text:span></text:p>
      <text:p text:style-name="P2"><text:span text:style-name="T2">Es gibt eine gae.turn_start() welches bei Allen Spielern reihum die Methode turn_start() aufruft,</text:span></text:p>
      <text:p text:style-name="P2"><text:span text:style-name="T2">bis diese false zurückgibt, was bedeutet, dass der jeweilige Spieler kein KI ist und seine Runde selbst beendet. Da den Spielern beim ihrer Erstellung das Spiel übergeben wird (</text:span><text:span text:style-name="T5">keine Kopie des Spiels, das kann man sich eher eine Referenz/Zeiger vorstellen, allerdings wäre technisch </text:span></text:p>
      <text:p text:style-name="P2"><text:span text:style-name="T5">„geteiltes Objekt“ (shared object) korrekt</text:span><text:span text:style-name="T2">) <text:s/></text:span><text:span text:style-name="T3">könnnen sie num die methoden wie send_spaceship aufrufen, welche das senden von Raumschiffen ermöglicht.</text:span></text:p>
      <text:p text:style-name="P3"><text:span text:style-name="T2">Außerdem ruft game.turn_start() auch die Methoden der Karte (auch turn_start()) auf welche den Rundenbeginn dann weiter an ihren Inhalt geben, z.B. bis zu Spaceship.turn_start() wo das Raumschiff gespeichert hat wie es sich bewegt, bzw. Planet.turn_start() welches dann wieder von</text:span></text:p>
      <text:p text:style-name="P3"><text:span text:style-name="T2">allen Gebäuden den Rundenbeginn Aufruft.</text:span></text:p>
      <text:p text:style-name="P3"><draw:custom-shape text:anchor-type="paragraph" draw:z-index="3" draw:name="Form5" draw:style-name="gr4" draw:text-style-name="P8" svg:width="2.564cm" svg:height="1.784cm" svg:x="8.527cm" svg:y="0.377cm"><text:p text:style-name="P8">Plan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2" draw:style-name="gr5" draw:text-style-name="P8" svg:width="4.178cm" svg:height="1.588cm" svg:x="12.121cm" svg:y="0.434cm"><text:p text:style-name="P8">Karte auf dem Plan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Insgesamt sieht das dann etwas so aus:</text:span></text:p>
      <text:p text:style-name="P3"><draw:custom-shape text:anchor-type="paragraph" draw:z-index="0" draw:name="Form1" draw:style-name="gr1" draw:text-style-name="P8" svg:width="1.422cm" svg:height="1.422cm" svg:x="0.589cm" svg:y="0.67cm"><text:p text:style-name="P8">g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3" draw:style-name="gr2" draw:text-style-name="P8" svg:width="2.618cm" svg:height="1.449cm" svg:x="4.322cm" svg:y="0.309cm"><text:p text:style-name="P8">Planetenkarte</text:p><text:p text:style-name="P8">(Planetmap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Form4" draw:style-name="gr3" draw:text-style-name="P8" svg:x1="1.815cm" svg:y1="1.312cm" svg:x2="4.6cm" svg:y2="0.894cm"><text:p text:style-name="P8"/><text:p text:style-name="P8">1.</text:p></draw:line><draw:custom-shape text:anchor-type="paragraph" draw:z-index="5" draw:name="Form6" draw:style-name="gr6" draw:text-style-name="P8" svg:width="3.537cm" svg:height="1.364cm" svg:x="12.455cm" svg:y="2.342cm"><text:p text:style-name="P8">Feld auf der Kar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7" draw:style-name="gr7" draw:text-style-name="P8" svg:width="4.261cm" svg:height="1.421cm" svg:x="12.065cm" svg:y="4.516cm"><text:p text:style-name="P8">Gebäude auf dem Fel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Form8" draw:style-name="gr8" draw:text-style-name="P8" svg:x1="6.745cm" svg:y1="0.894cm" svg:x2="8.89cm" svg:y2="0.866cm"><text:p/></draw:line><draw:line text:anchor-type="paragraph" draw:z-index="8" draw:name="Form9" draw:style-name="gr8" draw:text-style-name="P8" svg:x1="10.867cm" svg:y1="0.811cm" svg:x2="12.343cm" svg:y2="0.755cm"><text:p/></draw:line><draw:line text:anchor-type="paragraph" draw:z-index="9" draw:name="Form10" draw:style-name="gr8" draw:text-style-name="P8" svg:x1="13.958cm" svg:y1="1.229cm" svg:x2="14.097cm" svg:y2="2.621cm"><text:p/></draw:line><draw:line text:anchor-type="paragraph" draw:z-index="10" draw:name="Form11" draw:style-name="gr8" draw:text-style-name="P8" svg:x1="14.125cm" svg:y1="3.54cm" svg:x2="14.125cm" svg:y2="4.738cm"><text:p/></draw:line><draw:custom-shape text:anchor-type="paragraph" draw:z-index="11" draw:name="Form12" draw:style-name="gr9" draw:text-style-name="P8" svg:width="3.566cm" svg:height="1.588cm" svg:x="4.267cm" svg:y="2.538cm"><text:p text:style-name="P8">Raumschiffkarte</text:p><text:p text:style-name="P8">(Spaceshipmap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13" draw:style-name="gr10" draw:text-style-name="P8" svg:width="3.343cm" svg:height="1.756cm" svg:x="8.359cm" svg:y="2.427cm"><text:p text:style-name="P8">Raumschif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Form14" draw:style-name="gr3" draw:text-style-name="P8" svg:x1="1.76cm" svg:y1="1.73cm" svg:x2="4.406cm" svg:y2="3.095cm"><text:p text:style-name="P8"/><text:p text:style-name="P8">2.</text:p></draw:line><draw:line text:anchor-type="paragraph" draw:z-index="14" draw:name="Form15" draw:style-name="gr8" draw:text-style-name="P8" svg:x1="7.636cm" svg:y1="3.346cm" svg:x2="8.805cm" svg:y2="3.346cm"><text:p/></draw:line><draw:custom-shape text:anchor-type="paragraph" draw:z-index="15" draw:name="Form16" draw:style-name="gr11" draw:text-style-name="P8" svg:width="2.703cm" svg:height="1.671cm" svg:x="0.506cm" svg:y="4.71cm"><text:p text:style-name="P8">Spiel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Form17" draw:style-name="gr3" draw:text-style-name="P8" svg:x1="1.009cm" svg:y1="1.729cm" svg:x2="1.397cm" svg:y2="4.989cm"><text:p text:style-name="P8"/><text:p text:style-name="P8">3.</text:p></draw:line><draw:line text:anchor-type="paragraph" draw:z-index="17" draw:name="Form18" draw:style-name="gr3" draw:text-style-name="P8" svg:x1="1.815cm" svg:y1="4.71cm" svg:x2="1.397cm" svg:y2="2.092cm"><text:p text:style-name="P8"/><text:p text:style-name="P8"/><text:p text:style-name="P8">4.Spieler spielt</text:p></draw:lin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Um Gebäude zu Bauen oder Raumschiffe zu senden muss auch wieder eine Methode von game aufgerufen werden, welche dann folgendes tuen:</text:span></text:p>
      <text:p text:style-name="P4"><text:span text:style-name="T2">1.game.send_spaceship(from, to, num)</text:span></text:p>
      <text:p text:style-name="P4"><text:span text:style-name="T2">Diese Methode Kontrolliert zuerst ob genügend Material zum senden auf dem Planeten vorhanden ist, dazu ruft sie eine statische funktion can_send von der Raumschiffklasse auf. Danach ruft sie</text:span></text:p>
      <text:p text:style-name="P4"><text:span text:style-name="T2">die add_spaceship Methode der Spaceshipmap auf welche das Raumschiff auf die Karte bringt.</text:span></text:p>
      <text:p text:style-name="P4"><text:span text:style-name="T2"/></text:p>
      <text:p text:style-name="P4"><text:span text:style-name="T2">2.build_building(planet, building_class, <text:s/>etc. ):</text:span></text:p>
      <text:p text:style-name="P4"><text:span text:style-name="T2">Sie Ruft von dem Planeten auf dem das Gebäude gebaut werden soll die build_building Funktion auf, welche dann letztendlich wieder durchgereicht wird (wie beim Rundenbegin in der Graphik oben) bis zu der building_class (in der Graphik „Gebäude auf dem Feld“).</text:span></text:p>
      <text:p text:style-name="P4"><text:span text:style-name="T2">Dieses enthält auch eine statische Methode, welche </text:span><text:span text:style-name="T4">prüft ob das Gebäude gebaut werden darf, und wenn ja wird setzt build_building das jeweilige Gebäude als Inhalt (content) des Feldes und ruft </text:span></text:p>
      <text:p text:style-name="P5"><text:span text:style-name="T4">d</text:span><text:span text:style-name="T2">ir Erstellungsfunktion (unter Python __init__) au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5:46:07.782987586</meta:creation-date>
    <dc:date>2017-03-15T16:53:22.885611457</dc:date>
    <meta:editing-duration>PT6M10S</meta:editing-duration>
    <meta:editing-cycles>1</meta:editing-cycles>
    <meta:document-statistic meta:table-count="0" meta:image-count="0" meta:object-count="0" meta:page-count="1" meta:paragraph-count="23" meta:word-count="360" meta:character-count="2477" meta:non-whitespace-character-count="2133"/>
    <meta:generator>LibreOffice/5.2.3.3$Linux_X86_64 LibreOffice_project/20m0$Build-3</meta:generator>
  </office:meta>
</office:document-meta>
</file>